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5-11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5-08-1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5-05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5-02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76832" calcext:value-type="float">
            <text:p>-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4-11-0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92512" calcext:value-type="float">
            <text:p>-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4-08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4-05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41096" calcext:value-type="float">
            <text:p>-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4-02-1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191232" calcext:value-type="float">
            <text:p>-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3-11-0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7488" calcext:value-type="float">
            <text:p>-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3-05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89096" calcext:value-type="float">
            <text:p>-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3-0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99792" calcext:value-type="float">
            <text:p>-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22-06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8-03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6-11-0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1056" calcext:value-type="float">
            <text:p>-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5-03-2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94208" calcext:value-type="float">
            <text:p>-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4-11-0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2384" calcext:value-type="float">
            <text:p>-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4-03-2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86032" calcext:value-type="float">
            <text:p>-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3-03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9012" calcext:value-type="float">
            <text:p>-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2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86032" calcext:value-type="float">
            <text:p>-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2-05-2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98296" calcext:value-type="float">
            <text:p>-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1-12-09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06472" calcext:value-type="float">
            <text:p>-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0-11-05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9012" calcext:value-type="float">
            <text:p>-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10-03-11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86032" calcext:value-type="float">
            <text:p>-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9-11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86032" calcext:value-type="float">
            <text:p>-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9-03-12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8-11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73768" calcext:value-type="float">
            <text:p>-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8-03-20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14648" calcext:value-type="float">
            <text:p>-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7-11-01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7-03-0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6-11-02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6-03-16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94208" calcext:value-type="float">
            <text:p>-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5-11-1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06472" calcext:value-type="float">
            <text:p>-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5-03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4-11-1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924" calcext:value-type="float">
            <text:p>-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3-11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86032" calcext:value-type="float">
            <text:p>-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3-04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26912" calcext:value-type="float">
            <text:p>-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2-11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1056" calcext:value-type="float">
            <text:p>-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1-11-0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2384" calcext:value-type="float">
            <text:p>-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200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18736" calcext:value-type="float">
            <text:p>-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65224" calcext:value-type="float">
            <text:p>-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61136" calcext:value-type="float">
            <text:p>-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022" calcext:value-type="float">
            <text:p>-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35088" calcext:value-type="float">
            <text:p>-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4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6608" calcext:value-type="float">
            <text:p>-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38136" calcext:value-type="float">
            <text:p>-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11912" calcext:value-type="float">
            <text:p>-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720048" calcext:value-type="float">
            <text:p>-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77488" calcext:value-type="float">
            <text:p>-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0332" calcext:value-type="float">
            <text:p>-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9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216848" calcext:value-type="float">
            <text:p>-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288232" calcext:value-type="float">
            <text:p>-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80056" calcext:value-type="float">
            <text:p>-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288232" calcext:value-type="float">
            <text:p>-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230576" calcext:value-type="float">
            <text:p>-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8224" calcext:value-type="float">
            <text:p>-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7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80056" calcext:value-type="float">
            <text:p>-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91056" calcext:value-type="float">
            <text:p>-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937712" calcext:value-type="float">
            <text:p>-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230576" calcext:value-type="float">
            <text:p>-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75968" calcext:value-type="float">
            <text:p>-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937712" calcext:value-type="float">
            <text:p>-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230576" calcext:value-type="float">
            <text:p>-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5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529536" calcext:value-type="float">
            <text:p>-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726912" calcext:value-type="float">
            <text:p>-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288232" calcext:value-type="float">
            <text:p>-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584144" calcext:value-type="float">
            <text:p>-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4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230576" calcext:value-type="float">
            <text:p>-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4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584144" calcext:value-type="float">
            <text:p>-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80056" calcext:value-type="float">
            <text:p>-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8224" calcext:value-type="float">
            <text:p>-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529536" calcext:value-type="float">
            <text:p>-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3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75968" calcext:value-type="float">
            <text:p>-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3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75968" calcext:value-type="float">
            <text:p>-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12136" calcext:value-type="float">
            <text:p>-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12136" calcext:value-type="float">
            <text:p>-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2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47188" calcext:value-type="float">
            <text:p>-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767792" calcext:value-type="float">
            <text:p>-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063704" calcext:value-type="float">
            <text:p>-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359616" calcext:value-type="float">
            <text:p>-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02384" calcext:value-type="float">
            <text:p>-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1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713184" calcext:value-type="float">
            <text:p>-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655528" calcext:value-type="float">
            <text:p>-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655528" calcext:value-type="float">
            <text:p>-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95144" calcext:value-type="float">
            <text:p>-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0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373344" calcext:value-type="float">
            <text:p>-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182832" calcext:value-type="float">
            <text:p>-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128224" calcext:value-type="float">
            <text:p>-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247352" calcext:value-type="float">
            <text:p>-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063704" calcext:value-type="float">
            <text:p>-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3172" calcext:value-type="float">
            <text:p>-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4884" calcext:value-type="float">
            <text:p>-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9936" calcext:value-type="float">
            <text:p>-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412" calcext:value-type="float">
            <text:p>-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412" calcext:value-type="float">
            <text:p>-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6888" calcext:value-type="float">
            <text:p>-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0792" calcext:value-type="float">
            <text:p>-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5.146" calcext:value-type="float">
            <text:p>-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3.9268" calcext:value-type="float">
            <text:p>-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5948" calcext:value-type="float">
            <text:p>-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242" calcext:value-type="float">
            <text:p>-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3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0228" calcext:value-type="float">
            <text:p>-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0228" calcext:value-type="float">
            <text:p>-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0228" calcext:value-type="float">
            <text:p>-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512" calcext:value-type="float">
            <text:p>-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272" calcext:value-type="float">
            <text:p>-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892" calcext:value-type="float">
            <text:p>-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272" calcext:value-type="float">
            <text:p>-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272" calcext:value-type="float">
            <text:p>-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70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272" calcext:value-type="float">
            <text:p>-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5176" calcext:value-type="float">
            <text:p>-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9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272" calcext:value-type="float">
            <text:p>-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5176" calcext:value-type="float">
            <text:p>-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892" calcext:value-type="float">
            <text:p>-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1272" calcext:value-type="float">
            <text:p>-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7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8892" calcext:value-type="float">
            <text:p>-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956" calcext:value-type="float">
            <text:p>-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2608" calcext:value-type="float">
            <text:p>-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512" calcext:value-type="float">
            <text:p>-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512" calcext:value-type="float">
            <text:p>-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9456" calcext:value-type="float">
            <text:p>-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5656" calcext:value-type="float">
            <text:p>-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0228" calcext:value-type="float">
            <text:p>-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0896" calcext:value-type="float">
            <text:p>-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5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0896" calcext:value-type="float">
            <text:p>-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0896" calcext:value-type="float">
            <text:p>-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4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6324" calcext:value-type="float">
            <text:p>-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5468" calcext:value-type="float">
            <text:p>-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3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194" calcext:value-type="float">
            <text:p>-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6992" calcext:value-type="float">
            <text:p>-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2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3944" calcext:value-type="float">
            <text:p>-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2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612" calcext:value-type="float">
            <text:p>-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6992" calcext:value-type="float">
            <text:p>-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1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58152" calcext:value-type="float">
            <text:p>-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58152" calcext:value-type="float">
            <text:p>-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04584" calcext:value-type="float">
            <text:p>-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235904" calcext:value-type="float">
            <text:p>-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0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6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612" calcext:value-type="float">
            <text:p>-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04584" calcext:value-type="float">
            <text:p>-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76016" calcext:value-type="float">
            <text:p>-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8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7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9544" calcext:value-type="float">
            <text:p>-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7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564" calcext:value-type="float">
            <text:p>-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6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76016" calcext:value-type="float">
            <text:p>-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76016" calcext:value-type="float">
            <text:p>-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42488" calcext:value-type="float">
            <text:p>-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104584" calcext:value-type="float">
            <text:p>-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84576" calcext:value-type="float">
            <text:p>-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79064" calcext:value-type="float">
            <text:p>-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5562" calcext:value-type="float">
            <text:p>-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4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3944" calcext:value-type="float">
            <text:p>-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48" calcext:value-type="float">
            <text:p>-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3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0896" calcext:value-type="float">
            <text:p>-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6992" calcext:value-type="float">
            <text:p>-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2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04" calcext:value-type="float">
            <text:p>-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2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8704" calcext:value-type="float">
            <text:p>-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3464" calcext:value-type="float">
            <text:p>-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3088" calcext:value-type="float">
            <text:p>-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1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6136" calcext:value-type="float">
            <text:p>-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1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5656" calcext:value-type="float">
            <text:p>-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55104" calcext:value-type="float">
            <text:p>-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0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455104" calcext:value-type="float">
            <text:p>-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IO0000156</text:p>
          </table:table-cell>
          <table:table-cell office:value-type="string" calcext:value-type="string">
            <text:p>01S/38E-24DDC</text:p>
          </table:table-cell>
          <table:table-cell office:value-type="string" calcext:value-type="string">
            <text:p>195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4.832056" calcext:value-type="float">
            <text:p>-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4" meta:object-count="0"/>
    <meta:user-defined meta:name="AppVersion">3.0</meta:user-defined>
  </office:meta>
</office:document-meta>
</file>